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start"/>
      <style:text-properties style:font-name="Candara" fo:font-size="26pt" fo:text-shadow="1pt 1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start"/>
      <style:text-properties style:font-name="Impact" fo:font-size="3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style:font-name="Candara" fo:font-size="26pt" fo:text-shadow="1pt 1pt" fo:font-weight="bold" style:font-size-asian="26pt" style:font-weight-asian="bold" style:font-size-complex="26pt" style:font-weight-complex="bold"/>
    </style:style>
    <style:style style:name="T8" style:family="text">
      <style:text-properties style:font-name="Candara" fo:font-size="18pt" fo:text-shadow="1pt 1pt" fo:font-weight="bold" style:font-size-asian="18pt" style:font-weight-asian="bold" style:font-size-complex="18pt" style:font-weight-complex="bold"/>
    </style:style>
    <style:style style:name="T9" style:family="text">
      <style:text-properties style:font-name="Candara" fo:text-shadow="1pt 1pt" fo:font-weight="bold" style:font-weight-asian="bold" style:font-weight-complex="bold"/>
    </style:style>
    <style:style style:name="T10" style:family="text">
      <style:text-properties style:font-name="Candara" fo:font-size="22pt" fo:text-shadow="1pt 1pt" fo:font-weight="bold" style:font-size-asian="22pt" style:font-weight-asian="bold" style:font-size-complex="22pt" style:font-weight-complex="bold"/>
    </style:style>
    <style:style style:name="T11" style:family="text">
      <style:text-properties style:font-name="Candara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PHP Moderno</text:span></text:p>
            <text:p><text:span text:style-name="T2">SOLID – Princípios ágeis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A sigla</text:span></text:p>
          </draw:text-box>
        </draw:frame>
        <draw:frame presentation:style-name="pr5" draw:text-style-name="P8" draw:layer="layout" svg:width="25.199cm" svg:height="13.859cm" svg:x="1.4cm" svg:y="5.277cm" presentation:class="outline" presentation:user-transformed="true">
          <draw:text-box>
            <text:p text:style-name="P2"><text:span text:style-name="T6">S</text:span><text:span text:style-name="T7">ingle Responsability - </text:span><text:span text:style-name="T8">Atores e estruturas de alto nível</text:span></text:p>
            <text:p text:style-name="P2"><text:span text:style-name="T6">O</text:span><text:span text:style-name="T7">pen/Close Principle (OCP) - </text:span><text:span text:style-name="T8">Projeto de classes e extensão de funcionalidades</text:span></text:p>
            <text:p text:style-name="P2"><text:span text:style-name="T6">L</text:span><text:span text:style-name="T7">iskov Substituition - </text:span><text:span text:style-name="T8">Subtipos e herança</text:span></text:p>
            <text:p text:style-name="P2"><text:span text:style-name="T6">I</text:span><text:span text:style-name="T7">nterface Segregation - </text:span><text:span text:style-name="T8">Lógica de negócios relacionada a comunicação com classes cliente</text:span></text:p>
            <text:p text:style-name="P2"><text:span text:style-name="T6">D</text:span><text:span text:style-name="T7">ependency Inversion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Single Responsability</text:span></text:p>
          </draw:text-box>
        </draw:frame>
        <draw:frame presentation:style-name="pr5" draw:text-style-name="P10" draw:layer="layout" svg:width="25.199cm" svg:height="13.859cm" svg:x="1.4cm" svg:y="5.277cm" presentation:class="outline" presentation:user-transformed="true">
          <draw:text-box>
            <text:p text:style-name="P9"><text:span text:style-name="T9">Responsabilidade única</text:span></text:p>
            <text:p text:style-name="P9"><text:span text:style-name="T7">Um objeto jamais deve ter mais de um fim ou proposito, entre outras palavras, ele deve ter apenas uma razão para mudar.</text:span></text:p>
            <text:p text:style-name="P9"><text:span text:style-name="T10">Ex.: Um objeto não deve armazenar registros e imprimir /salvar estes dados, ou faz um ou outro.</text:span></text:p>
          </draw:text-box>
        </draw:frame>
        <draw:frame presentation:style-name="pr2" draw:text-style-name="P11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Open/Closed</text:span></text:p>
          </draw:text-box>
        </draw:frame>
        <draw:frame presentation:style-name="pr5" draw:text-style-name="P10" draw:layer="layout" svg:width="25.199cm" svg:height="13.859cm" svg:x="1.4cm" svg:y="5.277cm" presentation:class="outline" presentation:user-transformed="true">
          <draw:text-box>
            <text:p text:style-name="P9"><text:span text:style-name="T9">Aberto para expansão, fechado para modificação</text:span></text:p>
            <text:p text:style-name="P9"><text:span text:style-name="T10">Um objeto deve ser flexível ao ponto de permitir que novas funcionalidades possam ser criadas sem que ele precise ser alterado.</text:span></text:p>
            <text:list text:style-name="L2">
              <text:list-item>
                <text:p text:style-name="P2"><text:span text:style-name="T10">Não setar o tipo de atributo ← Horrível</text:span></text:p>
              </text:list-item>
              <text:list-item>
                <text:p text:style-name="P2"><text:span text:style-name="T10">Padrão de projeto Strategy (Interface)</text:span></text:p>
              </text:list-item>
              <text:list-item>
                <text:p text:style-name="P2"><text:span text:style-name="T10">Padrão de projeto Template Method (Abstract)</text:span></text:p>
              </text:list-item>
            </text:list>
          </draw:text-box>
        </draw:frame>
        <draw:frame presentation:style-name="pr2" draw:text-style-name="P11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Liskov Substitution</text:span></text:p>
          </draw:text-box>
        </draw:frame>
        <draw:frame presentation:style-name="pr5" draw:text-style-name="P10" draw:layer="layout" svg:width="25.199cm" svg:height="13.859cm" svg:x="1.4cm" svg:y="5.277cm" presentation:class="outline" presentation:user-transformed="true">
          <draw:text-box>
            <text:p text:style-name="P9"><text:span text:style-name="T9">Subtipos devem ser substituíveis pelos seus tipos base.</text:span></text:p>
            <text:p text:style-name="P9"><text:span text:style-name="T11">(Barbara Liskov)</text:span></text:p>
            <text:p text:style-name="P9"><text:span text:style-name="T10">Ex.: Um quadrado é um tipo de retângulo, mas não pode ser substituído pelo retângulo, ele quebra o princípio de Liskov.</text:span></text:p>
          </draw:text-box>
        </draw:frame>
        <draw:frame presentation:style-name="pr2" draw:text-style-name="P11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Interface Segregation</text:span></text:p>
          </draw:text-box>
        </draw:frame>
        <draw:frame presentation:style-name="pr5" draw:text-style-name="P10" draw:layer="layout" svg:width="25.199cm" svg:height="13.859cm" svg:x="1.4cm" svg:y="5.277cm" presentation:class="outline" presentation:user-transformed="true">
          <draw:text-box>
            <text:p text:style-name="P9"><text:span text:style-name="T9">Nenhum objeto deve ser forçado a depender de métodos que ele não use.</text:span></text:p>
            <text:p text:style-name="P9"><text:span text:style-name="T11"/></text:p>
            <text:p text:style-name="P9"><text:span text:style-name="T10">Podemos e devemos cria interfaces menores e mais simples, mesmo que com métodos duplicados.</text:span></text:p>
          </draw:text-box>
        </draw:frame>
        <draw:frame presentation:style-name="pr2" draw:text-style-name="P11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Dependency Inversion </text:span></text:p>
          </draw:text-box>
        </draw:frame>
        <draw:frame presentation:style-name="pr5" draw:text-style-name="P10" draw:layer="layout" svg:width="25.199cm" svg:height="13.859cm" svg:x="1.4cm" svg:y="5.277cm" presentation:class="outline" presentation:user-transformed="true">
          <draw:text-box>
            <text:p text:style-name="P9"><text:span text:style-name="T7">Objetos não devem depender uns dos outros. Ambos deveriam depender de abstrações</text:span><text:span text:style-name="T9">.</text:span></text:p>
          </draw:text-box>
        </draw:frame>
        <draw:frame presentation:style-name="pr2" draw:text-style-name="P11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3H17M43S</meta:editing-duration>
    <meta:editing-cycles>17</meta:editing-cycles>
    <dc:date>2015-08-26T20:14:56.883418441</dc:date>
    <meta:generator>LibreOffice/4.4.2.2$Linux_X86_64 LibreOffice_project/40m0$Build-2</meta:generator>
    <meta:document-statistic meta:object-count="62"/>
  </office:meta>
</office:document-meta>
</file>